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office:font-face-decls>
  <office:automatic-styles>
    <style:style style:name="P1" style:family="paragraph" style:parent-style-name="Standard">
      <style:paragraph-properties fo:margin-bottom="0.2222in"/>
      <style:text-properties style:font-name="Helvetica Neue" fo:font-size="18.0pt" fo:color="#16191c" fo:background-color="#f6f7f9"/>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Neue" fo:font-size="18.0pt" fo:color="#16191c" fo:background-color="#f6f7f9"/>
    </style:style>
    <style:style style:name="P3" style:family="paragraph" style:parent-style-name="Standard">
      <style:paragraph-properties fo:margin-bottom="0.2222in" fo:text-align="center"/>
      <style:text-properties style:font-name="Helvetica Neue" fo:font-size="18.0pt" fo:color="#fb0007" fo:background-color="#f6f7f9"/>
    </style:style>
    <style:style style:name="P4" style:family="paragraph" style:parent-style-name="Standard">
      <style:paragraph-properties fo:margin-bottom="0.2222in" fo:text-align="center"/>
      <style:text-properties style:font-name="Helvetica Neue" fo:font-size="18.0pt" fo:color="#16191c"/>
    </style:style>
    <style:style style:name="P5" style:family="paragraph" style:parent-style-name="Standard">
      <style:text-properties style:font-name="Helvetica Neue" fo:font-size="18.0pt" fo:color="#16191c" fo:background-color="#f6f7f9"/>
    </style:style>
    <style:style style:name="T1" style:family="text">
      <style:text-properties fo:letter-spacing="0.0000in"/>
    </style:style>
    <style:style style:name="T2" style:family="text">
      <style:text-properties fo:font-style="italic" fo:font-style-asian="italic" fo:font-style-complex="italic" fo:letter-spacing="0.0000in"/>
    </style:style>
    <style:style style:name="T3" style:family="text">
      <style:text-properties fo:font-style="italic" fo:font-style-asian="italic" fo:font-style-complex="italic" style:text-underline-style="solid" fo:letter-spacing="0.0000in"/>
    </style:style>
    <style:style style:name="T4" style:family="text">
      <style:text-properties fo:letter-spacing="0.0000in" fo:color="#e5000c"/>
    </style:style>
    <style:style style:name="T5" style:family="text">
      <style:text-properties style:text-underline-style="solid" fo:letter-spacing="0.0000in"/>
    </style:style>
    <style:style style:name="T6" style:family="text">
      <style:text-properties fo:font-weight="bold" fo:font-weight-asian="bold" fo:font-weight-complex="bold" fo:letter-spacing="0.0000in"/>
    </style:style>
    <style:style style:name="T7" style:family="text">
      <style:text-properties fo:font-weight="bold" fo:font-weight-asian="bold" fo:font-weight-complex="bold" fo:letter-spacing="0.0000in" fo:color="#e5000c"/>
    </style:style>
    <style:style style:name="T8" style:family="text">
      <style:text-properties fo:font-weight="bold" fo:font-weight-asian="bold" fo:font-weight-complex="bold" style:text-underline-style="solid" fo:letter-spacing="0.0000in"/>
    </style:style>
    <style:style style:name="T9" style:family="text">
      <style:text-properties fo:font-style="italic" fo:font-style-asian="italic" fo:font-style-complex="italic" fo:color="#fb0007"/>
    </style:style>
    <style:style style:name="T10" style:family="text">
      <style:text-properties fo:font-style="italic" fo:font-style-asian="italic" fo:font-style-complex="italic" style:text-underline-style="solid" fo:letter-spacing="0.0000in" fo:color="#fb0007"/>
    </style:style>
    <style:style style:name="T11" style:family="text">
      <style:text-properties fo:letter-spacing="0.0000in" fo:color="#fb0007"/>
    </style:style>
    <style:style style:name="T12" style:family="text">
      <style:text-properties style:text-underline-style="solid" style:text-underline-color="#fb0007" fo:letter-spacing="0.0000in" fo:color="#fb0007"/>
    </style:style>
    <style:style style:name="T13" style:family="text">
      <style:text-properties fo:font-style="italic" fo:font-style-asian="italic" fo:font-style-complex="italic" fo:letter-spacing="0.0000in" fo:color="#0000ff"/>
    </style:style>
    <style:style style:name="T14" style:family="text">
      <style:text-properties fo:font-style="italic" fo:font-style-asian="italic" fo:font-style-complex="italic" style:text-underline-style="solid" style:text-underline-color="#fb0007" fo:letter-spacing="0.0000in"/>
    </style:style>
    <style:style style:name="T15" style:family="text">
      <style:text-properties fo:font-style="italic" fo:font-style-asian="italic" fo:font-style-complex="italic" style:text-underline-style="solid" style:text-underline-color="#16191c" fo:letter-spacing="0.0000in" fo:color="#16191c"/>
    </style:style>
    <style:style style:name="T16" style:family="text">
      <style:text-properties fo:font-style="italic" fo:font-style-asian="italic" fo:font-style-complex="italic" style:text-underline-style="solid" style:text-underline-color="#16191c" fo:letter-spacing="0.0000in"/>
    </style:style>
    <style:style style:name="TableColumn1" style:family="table-column">
      <style:table-column-properties style:column-width="3.4625in" style:rel-column-width="32767*"/>
    </style:style>
    <text:list-style style:name="L1">
      <text:list-level-style-number text:level="1" style:num-format="1">
        <style:list-level-properties text:space-before="0.25in" text:min-label-width="0.25in"/>
      </text:list-level-style-number>
    </text:list-style>
  </office:automatic-styles>
  <office:body>
    <office:text>
      <text:p text:style-name="P1"><text:span text:style-name="T1">Già nella lezione precedente avevate (parlo in seconda persona perché io vi avevo dovuto lasciare un poco prima della fine delle due ore...) condotto dei primi esperimenti numerici sulla percolazione. Emergeva un andamento della probabilità di percolazione in funzione della probabilità di colorazione dei siti che è quello che ci aspettiamo (ovvero, che avevamo anticipato). Più precisamente, avevate condotto esperimenti a diversi fissati valori del volume (taglia del reticolo) e misurato la frequenza di percolazione per vari valori della probabilità di colorazione dei siti, tenendo fissa la taglia del reticolo. Questo ha restituito l'abbozzo (molto rozzo...) di un andamento che alla fine deve essere parente di una </text:span><text:span text:style-name="T2">sigmoide.</text:span><text:span text:style-name="T1"> Sicuramente non possiamo dire di aver visto abbozzarsi una curva a gradino (ovvero non troviamo la funzione </text:span><text:span text:style-name="T2">theta,</text:span><text:span text:style-name="T1"> o funzione di Heavyside). È solo nel limite di volume infinito (abbiamo anticipato) che il comportano si fa netto, restituendoci la chiara identificazione di una </text:span><text:span text:style-name="T3">soglia</text:span><text:span text:style-name="T1">: al di sotto di una certa probabilità di colorazione non c'è percolazione, al di sopra c'è (ovvero le </text:span><text:span text:style-name="T2">probabilità di percolazione</text:span><text:span text:style-name="T1"> sono </text:span><text:span text:style-name="T2">banali</text:span><text:span text:style-name="T1">: </text:span><text:span text:style-name="T2">sotto soglia troviamo 0, sopra soglia 1</text:span><text:span text:style-name="T1">). </text:span><text:span text:style-name="T2">Fin tanto che siamo a volume finito, sono anzi possibili </text:span><text:span text:style-name="T1">(come già detto)</text:span><text:span text:style-name="T2"> più definizioni della soglia</text:span><text:span text:style-name="T1">.</text:span></text:p>
      <text:p text:style-name="P1"><text:span text:style-name="T1">In questa lezione abbiamo messo a punto un nuovo script di analisi. Una cosa da segnalare è che abbiamo iniziato a considerare altre quantità, legate a </text:span><text:span text:style-name="T2">numero e taglia dei cluster </text:span><text:span text:style-name="T1">rilevati. Vedremo come arriveremo, a partire da questi, a studiare altre </text:span><text:span text:style-name="T2">osservabili</text:span><text:span text:style-name="T1"><text:s/>utili non solo ad individuare la soglia, ma anche a comprendere un poco meglio cosa accada a cavallo della stessa. Nella versione dello script corrente (quella acclusa a questa pagina) vengono anche misurate le frequenze di percolazione lungo i due assi, misura che ci aspetteremmo riportare gli stessi risultati.</text:span></text:p>
      <text:p text:style-name="P1"><text:span text:style-name="T1">A partire dai nostri esperimenti numerici, viene naturale porsi una serie di questioni concettuali:</text:span></text:p>
      <text:list text:style-name="L1">
        <text:list-item>
          <text:p text:style-name="P2"><text:span text:style-name="T1">Davvero possiamo fidarci del fatto che le frequenze che misuriamo sono (nel limite di tanti esperimenti) una buona determinazione di probabilità di percolazione?</text:span></text:p>
        </text:list-item>
        <text:list-item>
          <text:p text:style-name="P2"><text:span text:style-name="T1">Davvero possiamo fidarci del fatto che la probabilità di percolazione è la stessa lungo i due assi?</text:span></text:p>
        </text:list-item>
        <text:list-item>
          <text:p text:style-name="P2"><text:span text:style-name="T1">In generale, quanto possiamo pensare siano precise le nostre determinazioni? Notare che questo ha spesso la connotazione di discriminare un risultato da un altro (il tipico caso è la percolazione lungo i due diversi assi).</text:span></text:p>
        </text:list-item>
      </text:list>
      <text:p text:style-name="P1"><text:span text:style-name="T1">Tutte queste questioni si ricollegano (in un modo o in un altro) ad un corpo concettuale che oggi abbiamo iniziato a discutere.  Il percorso lungo cui ci siamo incamminati ci ha condotti a iniziare a parlare di </text:span><text:span text:style-name="T4">legge dei grandi numeri</text:span><text:span text:style-name="T1">, e di accennare al </text:span><text:span text:style-name="T4">teorema limite centrale</text:span><text:span text:style-name="T1"><text:s/>e alla </text:span><text:span text:style-name="T4">determinazione di errori da associare ad una misura</text:span><text:span text:style-name="T1">...</text:span></text:p>
      <text:p text:style-name="P1"><text:span text:style-name="T1">Pragmaticamente, nel cominciare a prendere misure ci siamo affidati al metodo fin qui genericamente giustificato alla luce del nostro approccio frequentista: </text:span><text:span text:style-name="T5">media aritmetiche su grandi campioni ricostruiscono i valori medi cui siamo interessati</text:span><text:span text:style-name="T1">. Da dove tutto questo trae fondamento? Oggi abbiamo iniziato a formalizzarlo, ponendo la premessa per arrivare a dimostrare la </text:span><text:span text:style-name="T6">legge dei grandi numeri</text:span><text:span text:style-name="T1">. Tale premessa è la discussione della </text:span><text:span text:style-name="T7">disuguaglianza di Cebysev</text:span><text:span text:style-name="T1">.</text:span></text:p>
      <text:p text:style-name="P1"><text:span text:style-name="T1">Per prima cosa, abbiamo parlato di </text:span><text:span text:style-name="T8">distribuzioni di probabilità per più variabili</text:span><text:span text:style-name="T1">, ed in particolare possiamo in proposito ritenere due risultati fondamentali:</text:span></text:p>
      <text:list text:style-name="L1">
        <text:list-item>
          <text:p text:style-name="P2"><text:span text:style-name="T9"/><text:span text:style-name="T10">Il valor medio di una somma di variabili aleatorie è dato dalla somma dei loro valori medi</text:span><text:span text:style-name="T1">. Questi ultimi, poi, sono calcolabili a partire dalle distribuzioni di probabilità in una sola variabile che si ottengono a partire da distribuzioni a più variabili, sommando su tutti gli indici che non siano quelli relativi alla singola variabile che si voglia considerare nel calcolo del valor medio (entrano in gioco cioè le </text:span><text:span text:style-name="T3">distribuzioni marginali</text:span><text:span text:style-name="T1">).</text:span></text:p>
        </text:list-item>
        <text:list-item>
          <text:p text:style-name="P2"><text:span text:style-name="T9"/><text:span text:style-name="T10">La varianza della somma di variabili aleatorie è data dalla somma delle varianze più il contributo di COVARIANZA</text:span><text:span text:style-name="T1">. Quest'ultima, poi, è </text:span><text:span text:style-name="T11">nulla nel caso particolare di variabili indipendenti</text:span><text:span text:style-name="T1">. Attenzione! Si tratta di una condizione sufficiente, ma non necessaria: ci sono variabili non indipendenti ma comunque tali che la covarianza sia nulla; parliamo in questo caso di variabili </text:span><text:span text:style-name="T2">non correlate</text:span><text:span text:style-name="T1">.</text:span></text:p>
        </text:list-item>
      </text:list>
      <text:p text:style-name="P1"><text:span text:style-name="T1">Abbiamo poi illustrato la </text:span><text:span text:style-name="T6">disuguaglianza di Cebysev</text:span><text:span text:style-name="T1">: essa ci consente di dare una forma quantitativa alla affermazione in accordo alla quale </text:span><text:span text:style-name="T2">la varianza ci dà una misura della probabilità di deviare dal valore medio</text:span><text:span text:style-name="T1">. </text:span></text:p>
      <text:p text:style-name="P1"><text:span text:style-name="T1">Questi risultati sono stati cruciali nel prepararci l'accesso al principale risultato che ci eravamo ripromessi di dimostrare: la </text:span><text:span text:style-name="T12">LEGGE DEI GRANDI NUMERI</text:span><text:span text:style-name="T1"> (per la precisione nella sua </text:span><text:span text:style-name="T13">forma di Cebysev</text:span><text:span text:style-name="T1">). Non siamo giunti a completare la dimostrazione della legge dei grandi numeri nella forma di Cebysev: i più curiosi (e volenterosi) possono però già trovare il risultato nelle note. Ricordiamo comunque che vale che</text:span></text:p>
      <text:p text:style-name="P3"><text:span text:style-name="T14">Per un numero sufficientemente grande di prove indipendenti la media aritmetica di una variabile aleatoria converge in probabilità al suo valor medio </text:span><text:span text:style-name="T15">(calcolato sulla distribuzione di probabilità)</text:span></text:p>
      <text:p text:style-name="P4"><text:span text:style-name="T1"/></text:p>
      <text:p text:style-name="P5"><text:span text:style-name="T16">ATTENZIONE!</text:span><text:span text:style-name="T1"><text:s/>La forma dello script di analisi cluster che trovare accluso è lievemente differente da quanto iniziato ad abbozzare insieme, ed in particolare contiene il calcolo tanto delle frequenze di percolazione TOP-BOTTOM quanto di quelle LEFT-RIGHT. Non ci vi vorrà molto per vedere i cambiamenti apportati. Trovate anche un file .mat che contiene uno spazio di lavoro che si ottiene facendo girare lo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2</meta:generator>
  </office:meta>
</office:document-meta>
</file>